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3.31cm"/>
      <style:paragraph-properties style:writing-mode="lr-tb"/>
    </style:style>
    <style:style style:name="P1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3cm" svg:x="5.127cm" svg:y="16.874cm">
          <text:p text:style-name="P1">Character</text:p>
          <text:p text:style-name="P1">Cre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12.747cm" svg:y="19.097cm">
          <text:p text:style-name="P1">Anim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8.937cm" svg:y="16.874cm">
          <text:p text:style-name="P1">Mov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12.747cm" svg:y="16.874cm">
          <text:p text:style-name="P1">Weap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16.557cm" svg:y="16.875cm">
          <text:p text:style-name="P1">Enem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20.367cm" svg:y="16.874cm">
          <text:p text:style-name="P1">Enemies</text:p>
          <text:p text:style-name="P1">dro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24.177cm" svg:y="16.875cm">
          <text:p text:style-name="P1">Consumab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13.7cm" svg:y="7.35cm">
          <text:p text:style-name="P1">N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21.32cm" svg:y="7.35cm">
          <text:p text:style-name="P1">Side que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17.51cm" svg:y="7.35cm">
          <text:p text:style-name="P1">Cutscen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9.89cm" svg:y="7.351cm">
          <text:p text:style-name="P1">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1.317cm" svg:y="16.875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3cm" svg:x="20.367cm" svg:y="19.097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17.51cm" svg:y="9.572cm">
          <text:p text:style-name="P1">Voice </text:p>
          <text:p text:style-name="P1">Record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22cm" svg:x="21.32cm" svg:y="9.572cm">
          <text:p text:style-name="P1">Engine</text:p>
          <text:p text:style-name="P1">Integ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2T10:32:06.427000000</meta:creation-date>
    <dc:date>2021-07-02T15:21:12.172000000</dc:date>
    <meta:editing-duration>PT9M17S</meta:editing-duration>
    <meta:editing-cycles>3</meta:editing-cycles>
    <meta:generator>LibreOffice/7.1.2.2$Windows_X86_64 LibreOffice_project/8a45595d069ef5570103caea1b71cc9d82b2aae4</meta:generator>
    <meta:document-statistic meta:object-count="15"/>
  </office:meta>
</office:document-meta>
</file>